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6b81c" officeooo:paragraph-rsid="0066b81c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b81c" officeooo:paragraph-rsid="0066b81c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8348d" officeooo:paragraph-rsid="0068348d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71155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66b81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6af17a" style:font-size-asian="12pt" style:font-weight-asian="bold" style:font-size-complex="12pt" style:font-weight-complex="bold"/>
    </style:style>
    <style:style style:name="T6" style:family="text">
      <style:text-properties officeooo:rsid="0035db3e"/>
    </style:style>
    <style:style style:name="T7" style:family="text">
      <style:text-properties officeooo:rsid="0068348d"/>
    </style:style>
    <style:style style:name="T8" style:family="text">
      <style:text-properties officeooo:rsid="006b2441"/>
    </style:style>
    <style:style style:name="T9" style:family="text">
      <style:text-properties officeooo:rsid="006ca7a3"/>
    </style:style>
    <style:style style:name="T10" style:family="text">
      <style:text-properties officeooo:rsid="006d752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ecb77" style:font-weight-asian="bold" style:font-weight-complex="bold"/>
    </style:style>
    <style:style style:name="T13" style:family="text">
      <style:text-properties officeooo:rsid="006eca1f"/>
    </style:style>
    <style:style style:name="T14" style:family="text">
      <style:text-properties officeooo:rsid="006ecb7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6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3">40</text:span><text:span text:style-name="T4">4</text:span><text:span text:style-name="T1"> -</text:span><text:span text:style-name="T2"> </text:span><text:span text:style-name="T3">A2A</text:span><text:span text:style-name="T2"> -</text:span><text:span text:style-name="T1"> </text:span><text:span text:style-name="T4">IFF,</text:span><text:span text:style-name="T5"> AAI, EID,</text:span><text:span text:style-name="T4"> NCTR</text:span></text:p>
      <text:p text:style-name="P4"/>
      <text:p text:style-name="P6">IFF and <text:span text:style-name="T8">AAI/EID/</text:span>NCTR <text:span text:style-name="T9">general info</text:span></text:p>
      <text:list xml:id="list1154371291" text:style-name="L1">
        <text:list-item>
          <text:p text:style-name="P7">"IFF" refers to what you are transmitting to identify yourself. <text:s/>"Interrogate/Interrogation" is what you do to a contact to determine if it's friendly (AAI and EID).</text:p>
        </text:list-item>
        <text:list-item>
          <text:p text:style-name="P7"><text:span text:style-name="T11">AAI</text:span> is Air-to-Air Interrogation, <text:span text:style-name="T11">EID</text:span> is Enhanced Identification (which includes <text:span text:style-name="T11">NCTR</text:span>).</text:p>
        </text:list-item>
        <text:list-item>
          <text:p text:style-name="P7">In DCS, you normally only have to use Mode 4A (and maybe rarely Mode 4B, or Mode 3).</text:p>
        </text:list-item>
      </text:list>
      <text:p text:style-name="P5"/>
      <text:p text:style-name="P6">IFF<text:span text:style-name="T9"> setup, squawk codes</text:span></text:p>
      <text:list xml:id="list4081126520" text:style-name="L2">
        <text:list-item>
          <text:p text:style-name="P8">UFC main menu shows current active modes next to L3 OSB.</text:p>
        </text:list-item>
        <text:list-item>
          <text:p text:style-name="P8">Press L3 OSB to go to "-IFF-" page:</text:p>
          <text:list>
            <text:list-item>
              <text:p text:style-name="P8">Phases</text:p>
              <text:list>
                <text:list-item>
                  <text:p text:style-name="P8">Phases 1-13 can be programmed with the PROGRAM OSB (R3 OSB) to have their own codes and turn on at the given time. <text:s/>Current phase is shown next to L1 OSB and active time?? next to R1 OSB.</text:p>
                </text:list-item>
                <text:list-item>
                  <text:p text:style-name="P8">Notso says this works, but it's not really useful unless the mission is set up to require doing it.</text:p>
                </text:list-item>
                <text:list-item>
                  <text:p text:style-name="P8">I assume Phase 0 is "phases off".</text:p>
                </text:list-item>
              </text:list>
            </text:list-item>
            <text:list-item>
              <text:p text:style-name="P8">Toggle Modes 1, 2, and 3 on/off with L2, L3, and L4 OSBs when scratchpad is empty.</text:p>
            </text:list-item>
            <text:list-item>
              <text:p text:style-name="P8">Mode 1:</text:p>
              <text:list>
                <text:list-item>
                  <text:p text:style-name="P8">Enter new code in NN format (N=0-7) on scratchpad, press L2 OSB.</text:p>
                </text:list-item>
              </text:list>
            </text:list-item>
            <text:list-item>
              <text:p text:style-name="P8">Mode 2:</text:p>
              <text:list>
                <text:list-item>
                  <text:p text:style-name="P8">Code can only be changed in Mission Editor.</text:p>
                </text:list-item>
              </text:list>
            </text:list-item>
            <text:list-item>
              <text:p text:style-name="P8">Mode 3:</text:p>
              <text:list>
                <text:list-item>
                  <text:p text:style-name="P8">Enter new code in NNNN format (N=0-7) on scratchpad, press L2 OSB.</text:p>
                </text:list-item>
                <text:list-item>
                  <text:p text:style-name="P8">Toggle Mode C (adds pressure altitude to M3 transmission) with R2 OSB.</text:p>
                </text:list-item>
                <text:list-item>
                  <text:p text:style-name="P8">Mode 3 is the regular civilian transponders, common codes:</text:p>
                  <text:list>
                    <text:list-item>
                      <text:p text:style-name="P8">1200 - Civil VFR flights</text:p>
                    </text:list-item>
                    <text:list-item>
                      <text:p text:style-name="P8">4000 - Military VFR flights</text:p>
                    </text:list-item>
                    <text:list-item>
                      <text:p text:style-name="P8">7000 - VFR when no other code assigned</text:p>
                    </text:list-item>
                    <text:list-item>
                      <text:p text:style-name="P8">7700 - Emergency</text:p>
                    </text:list-item>
                  </text:list>
                </text:list-item>
                <text:list-item>
                  <text:p text:style-name="P11">To "ident" in Mode 3, press and hold I/P button on UFC.</text:p>
                </text:list-item>
              </text:list>
            </text:list-item>
            <text:list-item>
              <text:p text:style-name="P8">Mode 4:</text:p>
            </text:list-item>
          </text:list>
        </text:list-item>
      </text:list>
      <text:list xml:id="list10823896050661" text:continue-list="list1154371291" text:style-name="L1">
        <text:list-item>
          <text:list>
            <text:list-item>
              <text:list>
                <text:list-item>
                  <text:p text:style-name="P7">Controlled with IFF MODE switch on left console rear outboard:</text:p>
                  <text:list>
                    <text:list-item>
                      <text:p text:style-name="P7">OUT is off, A or B is on (A is the current day's code, B is the code for the following day, usually should leave in A)</text:p>
                    </text:list-item>
                  </text:list>
                </text:list-item>
              </text:list>
            </text:list-item>
            <text:list-item>
              <text:p text:style-name="P7">AAI SLV OSB ... If enabled, I think this sets the AAI system to interrogate with the same modes you have enabled here. <text:s/>If you then disable AAI SLV, the AAI modes remain enabled until you turn them off manually in the AAI menu (see below).</text:p>
            </text:list-item>
          </text:list>
        </text:list-item>
      </text:list>
      <text:p text:style-name="P5"/>
      <text:p text:style-name="P6">AAI/EID<text:span text:style-name="T10"> setup</text:span></text:p>
      <text:list xml:id="list10824461549300" text:continue-list="list4081126520" text:style-name="L2">
        <text:list-item>
          <text:p text:style-name="P8">UFC main menu shows current active modes next to R3 OSB.</text:p>
        </text:list-item>
        <text:list-item>
          <text:p text:style-name="P8">Press L3 OSB to go to "-AAI-" page:</text:p>
          <text:list>
            <text:list-item>
              <text:p text:style-name="P8">Press R3 OSB to toggle between AAI and EID pages.</text:p>
            </text:list-item>
            <text:list-item>
              <text:p text:style-name="P8">Mode 1, 2, and 3:</text:p>
              <text:list>
                <text:list-item>
                  <text:p text:style-name="P8">The letter following the code is C for Correct, or N for Normal. <text:s/>If C, contact will only show friendly if they respond in that mode with the correct code. <text:s/>If N, contact will show friendly if they respond in that mode with any code.</text:p>
                </text:list-item>
              </text:list>
            </text:list-item>
            <text:list-item>
              <text:p text:style-name="P8">Mode 4:</text:p>
              <text:list>
                <text:list-item>
                  <text:p text:style-name="P8">Enter A, B, or AB in scratchpad and press L4 OSB to set whether to interrogate the A code, B code, or A and B.</text:p>
                </text:list-item>
              </text:list>
            </text:list-item>
            <text:list-item>
              <text:p text:style-name="P8">BARS:</text:p>
              <text:list>
                <text:list-item>
                  <text:p text:style-name="P8">2 or 4, determines the number of radar bars (horizontal sweeps) the interr<text:span text:style-name="T13">o</text:span>gator will be active during??</text:p>
                </text:list-item>
              </text:list>
            </text:list-item>
            <text:list-item>
              <text:p text:style-name="P8">AUTO ID:</text:p>
              <text:list>
                <text:list-item>
                  <text:p text:style-name="P8">STT -- Auto-interrogates STT (Single Target Track) targets.</text:p>
                </text:list-item>
                <text:list-item>
                  <text:p text:style-name="P8">PDT -- Auto-interrogates STT targets, or the PDT (Primary Designated Target) in TWS modes.</text:p>
                </text:list-item>
              </text:list>
            </text:list-item>
          </text:list>
        </text:list-item>
      </text:list>
      <text:p text:style-name="P5"/>
      <text:p text:style-name="P6">Interrogating radar contacts</text:p>
      <text:list text:style-name="L3">
        <text:list-item>
          <text:p text:style-name="P9">With <text:span text:style-name="T11">A/A radar page</text:span> as <text:span text:style-name="T11">SOI</text:span>:</text:p>
        </text:list-item>
        <text:list-item>
          <text:p text:style-name="P9">Interrogate with <text:span text:style-name="T11">AAI</text:span> modes:</text:p>
          <text:list>
            <text:list-item>
              <text:p text:style-name="P9">Coolie switch<text:span text:style-name="T14"> left</text:span> <text:span text:style-name="T14">long </text:span>(<text:span text:style-name="T11">Middle Finger Hat</text:span><text:span text:style-name="T12"> left long</text:span>) to use AAI. <text:s/>Status is shown on the lower right of the radar screen. <text:s/>Each selected AAI mode (4, 1, 2, and 3) will be checked in sequence for the number of AAI bars selected.</text:p>
            </text:list-item>
          </text:list>
        </text:list-item>
        <text:list-item>
          <text:p text:style-name="P9">Interrogate with <text:span text:style-name="T11">EID</text:span> modes, including <text:span text:style-name="T11">NCTR</text:span>:</text:p>
          <text:list>
            <text:list-item>
              <text:p text:style-name="P9">Coolie switch<text:span text:style-name="T14"> right long</text:span> (<text:span text:style-name="T11">Middle Finger Hat</text:span><text:span text:style-name="T12"> right long</text:span>) to use EID. <text:s/>Status is shown on the lower right of the radar screen. <text:s/>Each selected EID mode (4, 1, 2, and 3) will be checked in sequence for the number of EID bars selected.</text:p>
            </text:list-item>
            <text:list-item>
              <text:p text:style-name="P9">Additionally, if target is within NCTR parameters (~<text:span text:style-name="T7">25</text:span> nmi, <text:span text:style-name="T7">+/-30 deg </text:span>head or tail aspect??), target type will be shown.</text:p>
            </text:list-item>
          </text:list>
        </text:list-item>
      </text:list>
      <text:p text:style-name="P5"><text:soft-page-break/></text:p>
      <text:p text:style-name="P6">Sources</text:p>
      <text:list text:style-name="L4">
        <text:list-item>
          <text:p text:style-name="P10">https://www.youtube.com/watch?v=-UES3P9z9J8</text:p>
        </text:list-item>
        <text:list-item>
          <text:p text:style-name="P10">https://www.youtube.com/watch?v=HgG0TQ6Dbm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1-18T01:08:22.623000000</dc:date>
    <meta:editing-duration>PT21H4M3S</meta:editing-duration>
    <meta:editing-cycles>84</meta:editing-cycles>
    <meta:generator>LibreOffice/7.4.5.1$Windows_X86_64 LibreOffice_project/9c0871452b3918c1019dde9bfac75448afc4b57f</meta:generator>
    <meta:document-statistic meta:table-count="1" meta:image-count="0" meta:object-count="0" meta:page-count="2" meta:paragraph-count="59" meta:word-count="695" meta:character-count="3523" meta:non-whitespace-character-count="2925"/>
  </office:meta>
</office:document-meta>
</file>